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>
      <style:paragraph-properties fo:margin-top="0.1181in" fo:margin-bottom="0.0398in" style:contextual-spacing="false" style:writing-mode="page"/>
    </style:style>
    <style:style style:name="P11" style:family="paragraph" style:parent-style-name="Text">
      <style:text-properties officeooo:paragraph-rsid="001d9f7a"/>
    </style:style>
    <style:style style:name="P12" style:family="paragraph" style:parent-style-name="Text">
      <style:text-properties officeooo:paragraph-rsid="001e1473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  <style:style style:name="T9" style:family="text">
      <style:text-properties officeooo:rsid="001d9f7a"/>
    </style:style>
    <style:style style:name="T10" style:family="text">
      <style:text-properties officeooo:rsid="001e1473"/>
    </style:style>
    <style:style style:name="T11" style:family="text">
      <style:text-properties officeooo:rsid="001ef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ext:h text:style-name="P10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3964096358032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11"><text:text-input text:description="&lt;if test=&quot;o.toric == True&quot;&gt;">&lt;if test="o.toric == True"&gt;</text:text-input><text:span text:style-name="T9">Repérage de l’axe horizontal au rapporteur à bulle, en position assise.</text:span><text:span text:style-name="T9"><text:text-input text:description="&lt;/if&gt;">endif</text:text-input></text:span>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P12"><text:text-input text:description="&lt;if test=&quot;o.ctr == True&quot;&gt;">&lt;if test="o.ctr == True"&gt;</text:text-input><text:span text:style-name="T10">Mise en place d’un anneau de tension capsulaire Morcher type 14C </text:span><text:span text:style-name="T11">dans le sac capsulaire.</text:span><text:span text:style-name="T9"><text:text-input text:description="&lt;/if&gt;">endif</text:text-input></text:span></text:p>
      <text:p text:style-name="Text">Aspiration des masses à la canule d'I/A.</text:p>
      <text:p text:style-name="Text">Injection de visqueux en chambre antérieure.</text:p>
      <text:p text:style-name="Text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11"><text:text-input text:description="&lt;if test=&quot;o.toric == True&quot;&gt;">&lt;if test="o.toric == True"&gt;</text:text-input><text:span text:style-name="T9">Rotation de l’implant suivant l’axe précédemment calculé.</text:span><text:span text:style-name="T9"><text:text-input text:description="&lt;/if&gt;">endif</text:text-input></text:span>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3964089983456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style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1-27T05:41:40.451828388</dc:date>
    <meta:editing-duration>PT11H50M15S</meta:editing-duration>
    <meta:editing-cycles>183</meta:editing-cycles>
    <meta:document-statistic meta:table-count="2" meta:image-count="0" meta:object-count="0" meta:page-count="1" meta:paragraph-count="58" meta:word-count="412" meta:character-count="2483" meta:non-whitespace-character-count="2218"/>
  </office:meta>
</office:document-meta>
</file>